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0417in" fo:margin-left="-0.2667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2292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0.2188in"/>
    </style:style>
    <style:style style:name="Table1.G" style:family="table-column">
      <style:table-column-properties style:column-width="0.1771in"/>
    </style:style>
    <style:style style:name="Table1.J" style:family="table-column">
      <style:table-column-properties style:column-width="0.5in"/>
    </style:style>
    <style:style style:name="Table1.K" style:family="table-column">
      <style:table-column-properties style:column-width="1.5625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background-color="#ffffff" fo:padding="0in" fo:border="none">
        <style:background-image/>
      </style:table-cell-properties>
    </style:style>
    <style:style style:name="Table1.C1" style:family="table-cell">
      <style:table-cell-properties fo:background-color="#729fcf" fo:padding="0in" fo:border="none">
        <style:background-image/>
      </style:table-cell-properties>
    </style:style>
    <style:style style:name="Table1.H1" style:family="table-cell">
      <style:table-cell-properties fo:background-color="#ff8000" fo:padding="0in" fo:border="none">
        <style:background-image/>
      </style:table-cell-properties>
    </style:style>
    <style:style style:name="Table1.N1" style:family="table-cell">
      <style:table-cell-properties fo:background-color="#ffff6d" fo:padding="0in" fo:border="none">
        <style:background-image/>
      </style:table-cell-properties>
    </style:style>
    <style:style style:name="Table1.Q1" style:family="table-cell">
      <style:table-cell-properties fo:background-color="#81d41a" fo:padding="0in" fo:border="none">
        <style:background-image/>
      </style:table-cell-properties>
    </style:style>
    <style:style style:name="Table1.S1" style:family="table-cell">
      <style:table-cell-properties fo:background-color="#ff0000" fo:padding="0in" fo:border="none">
        <style:background-image/>
      </style:table-cell-properties>
    </style:style>
    <style:style style:name="Table1.E2" style:family="table-cell">
      <style:table-cell-properties fo:background-color="#8e86ae" fo:padding="0in" fo:border="none">
        <style:background-image/>
      </style:table-cell-properties>
    </style:style>
    <style:style style:name="Table1.B3" style:family="table-cell">
      <style:table-cell-properties fo:background-color="#dddddd" fo:padding="0in" fo:border="none">
        <style:background-image/>
      </style:table-cell-properties>
    </style:style>
    <style:style style:name="Table1.P3" style:family="table-cell">
      <style:table-cell-properties fo:background-color="#ffde59" fo:padding="0in" fo:border="none">
        <style:background-image/>
      </style:table-cell-properties>
    </style:style>
    <style:style style:name="Table1.L42" style:family="table-cell">
      <style:table-cell-properties fo:background-color="#cccccc" fo:padding="0in" fo:border="non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in" fo:margin-right="-0.25in" fo:text-align="center" style:justify-single-word="false" fo:text-indent="0in" style:auto-text-indent="false" style:page-number="auto" fo:background-color="transparent"/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99922" style:font-size-asian="12pt" style:font-size-complex="12pt"/>
    </style:style>
    <style:style style:name="P5" style:family="paragraph" style:parent-style-name="Standard">
      <style:text-properties fo:font-size="12pt" officeooo:rsid="0009eb00" officeooo:paragraph-rsid="0009eb00" style:font-size-asian="12pt" style:font-size-complex="12pt"/>
    </style:style>
    <style:style style:name="P6" style:family="paragraph" style:parent-style-name="Standard">
      <style:text-properties fo:font-size="12pt" officeooo:paragraph-rsid="000dc644" style:font-size-asian="12pt" style:font-size-complex="12pt"/>
    </style:style>
    <style:style style:name="P7" style:family="paragraph" style:parent-style-name="Standard">
      <style:text-properties fo:font-size="12pt" officeooo:paragraph-rsid="000deff9" style:font-size-asian="12pt" style:font-size-complex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99922"/>
    </style:style>
    <style:style style:name="T2" style:family="text">
      <style:text-properties officeooo:rsid="000c5f4c"/>
    </style:style>
    <style:style style:name="T3" style:family="text">
      <style:text-properties officeooo:rsid="000dc644"/>
    </style:style>
    <style:style style:name="T4" style:family="text">
      <style:text-properties officeooo:rsid="000deff9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16pt" fo:background-color="#dddddd" style:font-size-asian="16pt" style:font-size-complex="16pt"/>
    </style:style>
    <style:style style:name="T7" style:family="text">
      <style:text-properties fo:color="#000000" loext:opacity="100%" fo:font-size="16pt" fo:background-color="#ffffff" style:font-size-asian="16pt" style:font-size-complex="16pt"/>
    </style:style>
    <style:style style:name="T8" style:family="text">
      <style:text-properties fo:color="#000000" loext:opacity="100%" fo:font-size="16pt" fo:background-color="#729fcf" style:font-size-asian="16pt" style:font-size-complex="16pt"/>
    </style:style>
    <style:style style:name="T9" style:family="text">
      <style:text-properties fo:color="#000000" loext:opacity="100%" fo:font-size="16pt" fo:background-color="#ffffa6" style:font-size-asian="16pt" style:font-size-complex="16pt"/>
    </style:style>
    <style:style style:name="T10" style:family="text">
      <style:text-properties fo:color="#000000" loext:opacity="100%" fo:font-size="16pt" fo:background-color="#8e86ae" style:font-size-asian="16pt" style:font-size-complex="16pt"/>
    </style:style>
    <style:style style:name="T11" style:family="text">
      <style:text-properties fo:color="#000000" loext:opacity="100%" fo:font-size="16pt" fo:background-color="#ffde59" style:font-size-asian="14pt" style:font-size-complex="16pt"/>
    </style:style>
    <style:style style:name="T12" style:family="text">
      <style:text-properties fo:color="#000000" loext:opacity="100%" fo:font-size="16pt" fo:background-color="#ffffff" style:font-size-asian="14pt" style:font-size-complex="16pt"/>
    </style:style>
    <style:style style:name="T13" style:family="text">
      <style:text-properties fo:color="#000000" loext:opacity="100%" fo:font-size="16pt" fo:background-color="#81d41a" style:font-size-asian="16pt" style:font-size-complex="16pt"/>
    </style:style>
    <style:style style:name="T14" style:family="text">
      <style:text-properties fo:color="#000000" loext:opacity="100%" fo:font-size="16pt" fo:background-color="#ff8000" style:font-size-asian="16pt" style:font-size-complex="16pt"/>
    </style:style>
    <style:style style:name="T15" style:family="text">
      <style:text-properties fo:color="#000000" loext:opacity="100%" fo:font-size="16pt" fo:background-color="#ff0000" style:font-size-asian="16pt" style:font-size-complex="16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9" draw:style-name="gr4" draw:text-style-name="P11" svg:width="3.5004in" svg:height="0.4276in" svg:x="1.8528in" svg:y="-0.6902in"><draw:text-box><text:p text:style-name="P9"><text:span text:style-name="T16">Drink Menu</text:span></text:p></draw:text-box></draw:frame><draw:frame text:anchor-type="paragraph" draw:z-index="1" draw:name="Text Frame 10" draw:style-name="gr3" draw:text-style-name="P10" svg:width="7.4898in" svg:height="0.2567in" svg:x="-0.1783in" svg:y="-0.3984in"><draw:text-box><text:p text:style-name="P9"><text:span text:style-name="T6">Vodka</text:span><text:span text:style-name="T7"> <text:s text:c="4"/></text:span><text:span text:style-name="T8">Gin</text:span><text:span text:style-name="T7"> <text:s text:c="4"/></text:span><text:span text:style-name="T9">Tequila</text:span><text:span text:style-name="T7"> <text:s text:c="4"/></text:span><text:span text:style-name="T10">Rum</text:span><text:span text:style-name="T7"> <text:s text:c="4"/></text:span><text:span text:style-name="T11">Trip Sec</text:span><text:span text:style-name="T12"> <text:s text:c="4"/></text:span><text:span text:style-name="T13">Lime</text:span><text:span text:style-name="T12"> <text:s text:c="2"/></text:span><text:span text:style-name="T14">Orange Juice</text:span><text:span text:style-name="T7"> <text:s text:c="2"/></text:span><text:span text:style-name="T12"><text:s/></text:span><text:span text:style-name="T15">Cranberry</text:span></text:p></draw:text-box></draw:frame><draw:frame text:anchor-type="paragraph" draw:z-index="2" draw:name="Text Frame 1" draw:style-name="gr2" draw:text-style-name="P8" svg:width="1.698in" svg:height="0.1925in" svg:x="1.6547in" svg:y="-0.0339in"><draw:text-box><text:p><text:span text:style-name="T5"><text:s text:c="2"/></text:span><text:span text:style-name="T5">V <text:s/>G <text:s/>T <text:s/>R TS L O C</text:span></text:p></draw:text-box></draw:frame><draw:frame text:anchor-type="paragraph" draw:z-index="3" draw:name="Text Frame 2" draw:style-name="gr1" draw:text-style-name="P8" svg:width="1.698in" svg:height="0.1925in" svg:x="5.2071in" svg:y="-0.0028in"><draw:text-box><text:p><text:span text:style-name="T5"><text:s text:c="2"/></text:span><text:span text:style-name="T5">V <text:s/>G <text:s/>T <text:s/>R TS L O C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 table:number-columns-repeated="3"/>
        <table:table-column table:style-name="Table1.J"/>
        <table:table-column table:style-name="Table1.K"/>
        <table:table-column table:style-name="Table1.C" table:number-columns-repeated="8"/>
        <table:table-row>
          <table:table-cell table:style-name="Table1.A1" office:value-type="string">
            <text:p text:style-name="P3">Adirondack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exican Madra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ermuda Triangl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exican Riv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lood bath punch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idnight Sun Martini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lossom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My Pleasur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lush Lily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New England Iced Tea</text:p>
          </table:table-cell>
          <table:table-cell table:style-name="Table1.B3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rass Monkey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J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alifornia Breeze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J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ape Cod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Blossom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ape Codder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Crush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itrus Cranberry Punch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Gin Buck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smo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Juic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smo 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Juice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smopolitan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Lime Gin Fizz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 Ai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Marga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Orange Vesper Martini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Iced Tea</text:p>
          </table:table-cell>
          <table:table-cell table:style-name="Table1.B3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hoenix Sunset <text:s text:c="9"/>Marga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Juic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rickly Madra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Kamikaze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d Rooster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Marga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um Screwdriv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Orange Crush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um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Orange Rum Spritz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um Sunburs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andy Marga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Toad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crewdriver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berry Vodka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hark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rantinis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outh of the Border Screwdriv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7">Creams</text:p>
            <text:p text:style-name="P7"><text:span text:style-name="T4">\</text:span>icle Delight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equila Bit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Double Dutch Cosmopolitan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P3" office:value-type="string">
            <text:p text:style-name="P4"/>
          </table:table-cell>
          <table:table-cell table:style-name="Table1.Q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S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equila Oasi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N1" office:value-type="string">
            <text:p text:style-name="P4"/>
          </table:table-cell>
          <table:table-cell table:style-name="Table1.P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H1" office:value-type="string">
            <text:p text:style-name="P4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imlet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equila Screwdrive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Cranberry Gimlet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Q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S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equila Sho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N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Gin Cosmopolitan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P3" office:value-type="string">
            <text:p text:style-name="P4"/>
          </table:table-cell>
          <table:table-cell table:style-name="Table1.Q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S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Tequila Sunburst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N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H1" office:value-type="string">
            <text:p text:style-name="P4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in and Cranberry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equila Sunris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in and Orange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GTO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in and Tonic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T</text:span>riple <text:span text:style-name="T2">S</text:span>ec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3">Gin Daiquiri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odka Cranberry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in Screwdriver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odka Gimlet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Gin shot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Vodka Shot</text:p>
          </table:table-cell>
          <table:table-cell table:style-name="Table1.B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Hurrica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odka Sunrise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Kamikaze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odka Tonic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Leg Spreader</text:p>
          </table:table-cell>
          <table:table-cell table:style-name="Table1.B3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Plymouth Rock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Long Beach Tea</text:p>
          </table:table-cell>
          <table:table-cell table:style-name="Table1.B3" office:value-type="string">
            <text:p text:style-name="P3"/>
          </table:table-cell>
          <table:table-cell table:style-name="Table1.C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E2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Lime Sho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3">Madras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Margarita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N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Random Drink</text:p>
          </table:table-cell>
          <table:table-cell table:style-name="Table1.L42" office:value-type="string">
            <text:p text:style-name="P3">?</text:p>
          </table:table-cell>
          <table:table-cell table:style-name="Table1.C1" office:value-type="string">
            <text:p text:style-name="P3">?</text:p>
          </table:table-cell>
          <table:table-cell table:style-name="Table1.N1" office:value-type="string">
            <text:p text:style-name="P3">?</text:p>
          </table:table-cell>
          <table:table-cell table:style-name="Table1.P3" office:value-type="string">
            <text:p text:style-name="P3">?</text:p>
          </table:table-cell>
          <table:table-cell table:style-name="Table1.E2" office:value-type="string">
            <text:p text:style-name="P3">?</text:p>
          </table:table-cell>
          <table:table-cell table:style-name="Table1.Q1" office:value-type="string">
            <text:p text:style-name="P3">?</text:p>
          </table:table-cell>
          <table:table-cell table:style-name="Table1.H1" office:value-type="string">
            <text:p text:style-name="P3">?</text:p>
          </table:table-cell>
          <table:table-cell table:style-name="Table1.S1" office:value-type="string">
            <text:p text:style-name="P5">?</text:p>
          </table:table-cell>
        </table:table-row>
        <table:table-row>
          <table:table-cell table:style-name="Table1.A1" office:value-type="string">
            <text:p text:style-name="P3">Metropolitan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Metropolitan Cranberry </text:p>
            <text:p text:style-name="P6"><text:soft-page-break/>Martini</text:p>
          </table:table-cell>
          <table:table-cell table:style-name="Table1.B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P3" office:value-type="string">
            <text:p text:style-name="P3"/>
          </table:table-cell>
          <table:table-cell table:style-name="Table1.Q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S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07:41:37.829000000</meta:creation-date>
    <dc:date>2024-01-08T18:28:07.474000000</dc:date>
    <meta:editing-duration>P4DT10H46M28S</meta:editing-duration>
    <meta:editing-cycles>6</meta:editing-cycles>
    <meta:generator>LibreOffice/7.5.1.2$Windows_X86_64 LibreOffice_project/fcbaee479e84c6cd81291587d2ee68cba099e129</meta:generator>
    <meta:print-date>2024-01-06T15:58:31.658000000</meta:print-date>
    <meta:document-statistic meta:table-count="1" meta:image-count="0" meta:object-count="0" meta:page-count="2" meta:paragraph-count="95" meta:word-count="189" meta:character-count="1188" meta:non-whitespace-character-count="1084"/>
  </office:meta>
</office:document-meta>
</file>